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3.022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style:font-name-complex="Arial"/>
    </style:style>
    <style:style style:name="ce2" style:family="table-cell" style:parent-style-name="Default" style:data-style-name="N100">
      <style:table-cell-properties fo:background-color="#ffff00"/>
      <style:text-properties style:font-name="Arial" style:font-name-complex="Ari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style:font-name-complex="Arial"/>
    </style:style>
    <style:style style:name="ce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  <style:text-properties style:font-name="Arial" style:font-name-complex="Ari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53" table:default-cell-style-name="ce1"/>
        <table:table-row table:style-name="ro1">
          <table:table-cell office:value-type="string">
            <text:p>Character</text:p>
          </table:table-cell>
          <table:table-cell office:value-type="string">
            <text:p>Description</text:p>
          </table:table-cell>
          <table:table-cell office:value-type="string">
            <text:p>Glyph</text:p>
          </table:table-cell>
          <table:table-cell table:number-columns-repeated="253"/>
        </table:table-row>
        <table:table-row table:style-name="ro1">
          <table:table-cell office:value-type="string">
            <text:p>U+0901</text:p>
          </table:table-cell>
          <table:table-cell office:value-type="string">
            <text:p>DEVANAGARI SIGN CANDRABINDU</text:p>
          </table:table-cell>
          <table:table-cell office:value-type="string">
            <text:p>ँ</text:p>
          </table:table-cell>
          <table:table-cell table:number-columns-repeated="253"/>
        </table:table-row>
        <table:table-row table:style-name="ro1">
          <table:table-cell office:value-type="string">
            <text:p>U+0902</text:p>
          </table:table-cell>
          <table:table-cell office:value-type="string">
            <text:p>DEVANAGARI SIGN ANUSVARA</text:p>
          </table:table-cell>
          <table:table-cell office:value-type="string">
            <text:p>ं</text:p>
          </table:table-cell>
          <table:table-cell table:number-columns-repeated="253"/>
        </table:table-row>
        <table:table-row table:style-name="ro1">
          <table:table-cell office:value-type="string">
            <text:p>U+0903</text:p>
          </table:table-cell>
          <table:table-cell office:value-type="string">
            <text:p>DEVANAGARI SIGN VISARGA</text:p>
          </table:table-cell>
          <table:table-cell office:value-type="string">
            <text:p>ः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04</text:p>
          </table:table-cell>
          <table:table-cell table:style-name="ce2" office:value-type="string">
            <text:p>DEVANAGARI LETTER SHORT A</text:p>
          </table:table-cell>
          <table:table-cell table:style-name="ce4" office:value-type="string">
            <text:p>ऄ</text:p>
          </table:table-cell>
          <table:table-cell table:number-columns-repeated="253"/>
        </table:table-row>
        <table:table-row table:style-name="ro2">
          <table:table-cell office:value-type="string">
            <text:p>U+0905</text:p>
          </table:table-cell>
          <table:table-cell office:value-type="string">
            <text:p>DEVANAGARI LETTER A</text:p>
          </table:table-cell>
          <table:table-cell office:value-type="string">
            <text:p>अ</text:p>
          </table:table-cell>
          <table:table-cell table:number-columns-repeated="253"/>
        </table:table-row>
        <table:table-row table:style-name="ro2">
          <table:table-cell office:value-type="string">
            <text:p>U+0906</text:p>
          </table:table-cell>
          <table:table-cell office:value-type="string">
            <text:p>DEVANAGARI LETTER AA</text:p>
          </table:table-cell>
          <table:table-cell office:value-type="string">
            <text:p>आ</text:p>
          </table:table-cell>
          <table:table-cell table:number-columns-repeated="253"/>
        </table:table-row>
        <table:table-row table:style-name="ro2">
          <table:table-cell office:value-type="string">
            <text:p>U+0907</text:p>
          </table:table-cell>
          <table:table-cell office:value-type="string">
            <text:p>DEVANAGARI LETTER I</text:p>
          </table:table-cell>
          <table:table-cell office:value-type="string">
            <text:p>इ</text:p>
          </table:table-cell>
          <table:table-cell table:number-columns-repeated="253"/>
        </table:table-row>
        <table:table-row table:style-name="ro1">
          <table:table-cell office:value-type="string">
            <text:p>U+0908</text:p>
          </table:table-cell>
          <table:table-cell office:value-type="string">
            <text:p>DEVANAGARI LETTER II</text:p>
          </table:table-cell>
          <table:table-cell office:value-type="string">
            <text:p>ई</text:p>
          </table:table-cell>
          <table:table-cell table:number-columns-repeated="253"/>
        </table:table-row>
        <table:table-row table:style-name="ro1">
          <table:table-cell office:value-type="string">
            <text:p>U+0909</text:p>
          </table:table-cell>
          <table:table-cell office:value-type="string">
            <text:p>DEVANAGARI LETTER U</text:p>
          </table:table-cell>
          <table:table-cell office:value-type="string">
            <text:p>उ</text:p>
          </table:table-cell>
          <table:table-cell table:number-columns-repeated="253"/>
        </table:table-row>
        <table:table-row table:style-name="ro2">
          <table:table-cell office:value-type="string">
            <text:p>U+090A</text:p>
          </table:table-cell>
          <table:table-cell office:value-type="string">
            <text:p>DEVANAGARI LETTER UU</text:p>
          </table:table-cell>
          <table:table-cell office:value-type="string">
            <text:p>ऊ</text:p>
          </table:table-cell>
          <table:table-cell table:number-columns-repeated="253"/>
        </table:table-row>
        <table:table-row table:style-name="ro2">
          <table:table-cell office:value-type="string">
            <text:p>U+090B</text:p>
          </table:table-cell>
          <table:table-cell office:value-type="string">
            <text:p>DEVANAGARI LETTER VOCALIC R</text:p>
          </table:table-cell>
          <table:table-cell office:value-type="string">
            <text:p>ऋ</text:p>
          </table:table-cell>
          <table:table-cell table:number-columns-repeated="253"/>
        </table:table-row>
        <table:table-row table:style-name="ro2">
          <table:table-cell office:value-type="string">
            <text:p>U+090C</text:p>
          </table:table-cell>
          <table:table-cell office:value-type="string">
            <text:p>DEVANAGARI LETTER VOCALIC L</text:p>
          </table:table-cell>
          <table:table-cell office:value-type="string">
            <text:p>ऌ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0D</text:p>
          </table:table-cell>
          <table:table-cell table:style-name="ce2" office:value-type="string">
            <text:p>DEVANAGARI LETTER CANDRA E</text:p>
          </table:table-cell>
          <table:table-cell table:style-name="ce4" office:value-type="string">
            <text:p>ऍ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0E</text:p>
          </table:table-cell>
          <table:table-cell table:style-name="ce2" office:value-type="string">
            <text:p>DEVANAGARI LETTER SHORT E</text:p>
          </table:table-cell>
          <table:table-cell table:style-name="ce4" office:value-type="string">
            <text:p>ऎ</text:p>
          </table:table-cell>
          <table:table-cell table:number-columns-repeated="253"/>
        </table:table-row>
        <table:table-row table:style-name="ro1">
          <table:table-cell office:value-type="string">
            <text:p>U+090F</text:p>
          </table:table-cell>
          <table:table-cell office:value-type="string">
            <text:p>DEVANAGARI LETTER E</text:p>
          </table:table-cell>
          <table:table-cell office:value-type="string">
            <text:p>ए</text:p>
          </table:table-cell>
          <table:table-cell table:number-columns-repeated="253"/>
        </table:table-row>
        <table:table-row table:style-name="ro1">
          <table:table-cell office:value-type="string">
            <text:p>U+0910</text:p>
          </table:table-cell>
          <table:table-cell office:value-type="string">
            <text:p>DEVANAGARI LETTER AI</text:p>
          </table:table-cell>
          <table:table-cell office:value-type="string">
            <text:p>ऐ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11</text:p>
          </table:table-cell>
          <table:table-cell table:style-name="ce2" office:value-type="string">
            <text:p>DEVANAGARI LETTER CANDRA O</text:p>
          </table:table-cell>
          <table:table-cell table:style-name="ce4" office:value-type="string">
            <text:p>ऑ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12</text:p>
          </table:table-cell>
          <table:table-cell table:style-name="ce2" office:value-type="string">
            <text:p>DEVANAGARI LETTER SHORT O</text:p>
          </table:table-cell>
          <table:table-cell table:style-name="ce4" office:value-type="string">
            <text:p>ऒ</text:p>
          </table:table-cell>
          <table:table-cell table:number-columns-repeated="253"/>
        </table:table-row>
        <table:table-row table:style-name="ro1">
          <table:table-cell office:value-type="string">
            <text:p>U+0913</text:p>
          </table:table-cell>
          <table:table-cell office:value-type="string">
            <text:p>DEVANAGARI LETTER O</text:p>
          </table:table-cell>
          <table:table-cell office:value-type="string">
            <text:p>ओ</text:p>
          </table:table-cell>
          <table:table-cell table:number-columns-repeated="253"/>
        </table:table-row>
        <table:table-row table:style-name="ro1">
          <table:table-cell office:value-type="string">
            <text:p>U+0914</text:p>
          </table:table-cell>
          <table:table-cell office:value-type="string">
            <text:p>DEVANAGARI LETTER AU</text:p>
          </table:table-cell>
          <table:table-cell office:value-type="string">
            <text:p>औ</text:p>
          </table:table-cell>
          <table:table-cell table:number-columns-repeated="253"/>
        </table:table-row>
        <table:table-row table:style-name="ro1">
          <table:table-cell office:value-type="string">
            <text:p>U+0915</text:p>
          </table:table-cell>
          <table:table-cell office:value-type="string">
            <text:p>DEVANAGARI LETTER KA</text:p>
          </table:table-cell>
          <table:table-cell office:value-type="string">
            <text:p>क</text:p>
          </table:table-cell>
          <table:table-cell table:number-columns-repeated="253"/>
        </table:table-row>
        <table:table-row table:style-name="ro2">
          <table:table-cell office:value-type="string">
            <text:p>U+0916</text:p>
          </table:table-cell>
          <table:table-cell office:value-type="string">
            <text:p>DEVANAGARI LETTER KHA</text:p>
          </table:table-cell>
          <table:table-cell office:value-type="string">
            <text:p>ख</text:p>
          </table:table-cell>
          <table:table-cell table:number-columns-repeated="253"/>
        </table:table-row>
        <table:table-row table:style-name="ro1">
          <table:table-cell office:value-type="string">
            <text:p>U+0917</text:p>
          </table:table-cell>
          <table:table-cell office:value-type="string">
            <text:p>DEVANAGARI LETTER GA</text:p>
          </table:table-cell>
          <table:table-cell office:value-type="string">
            <text:p>ग</text:p>
          </table:table-cell>
          <table:table-cell table:number-columns-repeated="253"/>
        </table:table-row>
        <table:table-row table:style-name="ro2">
          <table:table-cell office:value-type="string">
            <text:p>U+0918</text:p>
          </table:table-cell>
          <table:table-cell office:value-type="string">
            <text:p>DEVANAGARI LETTER GHA</text:p>
          </table:table-cell>
          <table:table-cell office:value-type="string">
            <text:p>घ</text:p>
          </table:table-cell>
          <table:table-cell table:number-columns-repeated="253"/>
        </table:table-row>
        <table:table-row table:style-name="ro2">
          <table:table-cell office:value-type="string">
            <text:p>U+0919</text:p>
          </table:table-cell>
          <table:table-cell office:value-type="string">
            <text:p>DEVANAGARI LETTER NGA</text:p>
          </table:table-cell>
          <table:table-cell office:value-type="string">
            <text:p>ङ</text:p>
          </table:table-cell>
          <table:table-cell table:number-columns-repeated="253"/>
        </table:table-row>
        <table:table-row table:style-name="ro2">
          <table:table-cell office:value-type="string">
            <text:p>U+091A</text:p>
          </table:table-cell>
          <table:table-cell office:value-type="string">
            <text:p>DEVANAGARI LETTER CA</text:p>
          </table:table-cell>
          <table:table-cell office:value-type="string">
            <text:p>च</text:p>
          </table:table-cell>
          <table:table-cell table:number-columns-repeated="253"/>
        </table:table-row>
        <table:table-row table:style-name="ro1">
          <table:table-cell office:value-type="string">
            <text:p>U+091B</text:p>
          </table:table-cell>
          <table:table-cell office:value-type="string">
            <text:p>DEVANAGARI LETTER CHA</text:p>
          </table:table-cell>
          <table:table-cell office:value-type="string">
            <text:p>छ</text:p>
          </table:table-cell>
          <table:table-cell table:number-columns-repeated="253"/>
        </table:table-row>
        <table:table-row table:style-name="ro1">
          <table:table-cell office:value-type="string">
            <text:p>U+091C</text:p>
          </table:table-cell>
          <table:table-cell office:value-type="string">
            <text:p>DEVANAGARI LETTER JA</text:p>
          </table:table-cell>
          <table:table-cell office:value-type="string">
            <text:p>ज</text:p>
          </table:table-cell>
          <table:table-cell table:number-columns-repeated="253"/>
        </table:table-row>
        <table:table-row table:style-name="ro2">
          <table:table-cell office:value-type="string">
            <text:p>U+091D</text:p>
          </table:table-cell>
          <table:table-cell office:value-type="string">
            <text:p>DEVANAGARI LETTER JHA</text:p>
          </table:table-cell>
          <table:table-cell office:value-type="string">
            <text:p>झ</text:p>
          </table:table-cell>
          <table:table-cell table:number-columns-repeated="253"/>
        </table:table-row>
        <table:table-row table:style-name="ro2">
          <table:table-cell office:value-type="string">
            <text:p>U+091E</text:p>
          </table:table-cell>
          <table:table-cell office:value-type="string">
            <text:p>DEVANAGARI LETTER NYA</text:p>
          </table:table-cell>
          <table:table-cell office:value-type="string">
            <text:p>ञ</text:p>
          </table:table-cell>
          <table:table-cell table:number-columns-repeated="253"/>
        </table:table-row>
        <table:table-row table:style-name="ro2">
          <table:table-cell office:value-type="string">
            <text:p>U+091F</text:p>
          </table:table-cell>
          <table:table-cell office:value-type="string">
            <text:p>DEVANAGARI LETTER TTA</text:p>
          </table:table-cell>
          <table:table-cell office:value-type="string">
            <text:p>ट</text:p>
          </table:table-cell>
          <table:table-cell table:number-columns-repeated="253"/>
        </table:table-row>
        <table:table-row table:style-name="ro2">
          <table:table-cell office:value-type="string">
            <text:p>U+0920</text:p>
          </table:table-cell>
          <table:table-cell office:value-type="string">
            <text:p>DEVANAGARI LETTER TTHA</text:p>
          </table:table-cell>
          <table:table-cell office:value-type="string">
            <text:p>ठ</text:p>
          </table:table-cell>
          <table:table-cell table:number-columns-repeated="253"/>
        </table:table-row>
        <table:table-row table:style-name="ro2">
          <table:table-cell office:value-type="string">
            <text:p>U+0921</text:p>
          </table:table-cell>
          <table:table-cell office:value-type="string">
            <text:p>DEVANAGARI LETTER DDA</text:p>
          </table:table-cell>
          <table:table-cell office:value-type="string">
            <text:p>ड</text:p>
          </table:table-cell>
          <table:table-cell table:number-columns-repeated="253"/>
        </table:table-row>
        <table:table-row table:style-name="ro2">
          <table:table-cell office:value-type="string">
            <text:p>U+0922</text:p>
          </table:table-cell>
          <table:table-cell office:value-type="string">
            <text:p>DEVANAGARI LETTER DDHA</text:p>
          </table:table-cell>
          <table:table-cell office:value-type="string">
            <text:p>ढ</text:p>
          </table:table-cell>
          <table:table-cell table:number-columns-repeated="253"/>
        </table:table-row>
        <table:table-row table:style-name="ro2">
          <table:table-cell office:value-type="string">
            <text:p>U+0923</text:p>
          </table:table-cell>
          <table:table-cell office:value-type="string">
            <text:p>DEVANAGARI LETTER NNA</text:p>
          </table:table-cell>
          <table:table-cell office:value-type="string">
            <text:p>ण</text:p>
          </table:table-cell>
          <table:table-cell table:number-columns-repeated="253"/>
        </table:table-row>
        <table:table-row table:style-name="ro1">
          <table:table-cell office:value-type="string">
            <text:p>U+0924</text:p>
          </table:table-cell>
          <table:table-cell office:value-type="string">
            <text:p>DEVANAGARI LETTER TA</text:p>
          </table:table-cell>
          <table:table-cell office:value-type="string">
            <text:p>त</text:p>
          </table:table-cell>
          <table:table-cell table:number-columns-repeated="253"/>
        </table:table-row>
        <table:table-row table:style-name="ro2">
          <table:table-cell office:value-type="string">
            <text:p>U+0925</text:p>
          </table:table-cell>
          <table:table-cell office:value-type="string">
            <text:p>DEVANAGARI LETTER THA</text:p>
          </table:table-cell>
          <table:table-cell office:value-type="string">
            <text:p>थ</text:p>
          </table:table-cell>
          <table:table-cell table:number-columns-repeated="253"/>
        </table:table-row>
        <table:table-row table:style-name="ro1">
          <table:table-cell office:value-type="string">
            <text:p>U+0926</text:p>
          </table:table-cell>
          <table:table-cell office:value-type="string">
            <text:p>DEVANAGARI LETTER DA</text:p>
          </table:table-cell>
          <table:table-cell office:value-type="string">
            <text:p>द</text:p>
          </table:table-cell>
          <table:table-cell table:number-columns-repeated="253"/>
        </table:table-row>
        <table:table-row table:style-name="ro2">
          <table:table-cell office:value-type="string">
            <text:p>U+0927</text:p>
          </table:table-cell>
          <table:table-cell office:value-type="string">
            <text:p>DEVANAGARI LETTER DHA</text:p>
          </table:table-cell>
          <table:table-cell office:value-type="string">
            <text:p>ध</text:p>
          </table:table-cell>
          <table:table-cell table:number-columns-repeated="253"/>
        </table:table-row>
        <table:table-row table:style-name="ro1">
          <table:table-cell office:value-type="string">
            <text:p>U+0928</text:p>
          </table:table-cell>
          <table:table-cell office:value-type="string">
            <text:p>DEVANAGARI LETTER NA</text:p>
          </table:table-cell>
          <table:table-cell office:value-type="string">
            <text:p>न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29</text:p>
          </table:table-cell>
          <table:table-cell table:style-name="ce2" office:value-type="string">
            <text:p>DEVANAGARI LETTER NNNA</text:p>
          </table:table-cell>
          <table:table-cell table:style-name="ce4" office:value-type="string">
            <text:p>ऩ</text:p>
          </table:table-cell>
          <table:table-cell table:number-columns-repeated="253"/>
        </table:table-row>
        <table:table-row table:style-name="ro2">
          <table:table-cell office:value-type="string">
            <text:p>U+092A</text:p>
          </table:table-cell>
          <table:table-cell office:value-type="string">
            <text:p>DEVANAGARI LETTER PA</text:p>
          </table:table-cell>
          <table:table-cell office:value-type="string">
            <text:p>प</text:p>
          </table:table-cell>
          <table:table-cell table:number-columns-repeated="253"/>
        </table:table-row>
        <table:table-row table:style-name="ro2">
          <table:table-cell office:value-type="string">
            <text:p>U+092B</text:p>
          </table:table-cell>
          <table:table-cell office:value-type="string">
            <text:p>DEVANAGARI LETTER PHA</text:p>
          </table:table-cell>
          <table:table-cell office:value-type="string">
            <text:p>फ</text:p>
          </table:table-cell>
          <table:table-cell table:number-columns-repeated="253"/>
        </table:table-row>
        <table:table-row table:style-name="ro2">
          <table:table-cell office:value-type="string">
            <text:p>U+092C</text:p>
          </table:table-cell>
          <table:table-cell office:value-type="string">
            <text:p>DEVANAGARI LETTER BA</text:p>
          </table:table-cell>
          <table:table-cell office:value-type="string">
            <text:p>ब</text:p>
          </table:table-cell>
          <table:table-cell table:number-columns-repeated="253"/>
        </table:table-row>
        <table:table-row table:style-name="ro1">
          <table:table-cell office:value-type="string">
            <text:p>U+092D</text:p>
          </table:table-cell>
          <table:table-cell office:value-type="string">
            <text:p>DEVANAGARI LETTER BHA</text:p>
          </table:table-cell>
          <table:table-cell office:value-type="string">
            <text:p>भ</text:p>
          </table:table-cell>
          <table:table-cell table:number-columns-repeated="253"/>
        </table:table-row>
        <table:table-row table:style-name="ro1">
          <table:table-cell office:value-type="string">
            <text:p>U+092E</text:p>
          </table:table-cell>
          <table:table-cell office:value-type="string">
            <text:p>DEVANAGARI LETTER MA</text:p>
          </table:table-cell>
          <table:table-cell office:value-type="string">
            <text:p>म</text:p>
          </table:table-cell>
          <table:table-cell table:number-columns-repeated="253"/>
        </table:table-row>
        <table:table-row table:style-name="ro1">
          <table:table-cell office:value-type="string">
            <text:p>U+092F</text:p>
          </table:table-cell>
          <table:table-cell office:value-type="string">
            <text:p>DEVANAGARI LETTER YA</text:p>
          </table:table-cell>
          <table:table-cell office:value-type="string">
            <text:p>य</text:p>
          </table:table-cell>
          <table:table-cell table:number-columns-repeated="253"/>
        </table:table-row>
        <table:table-row table:style-name="ro2">
          <table:table-cell office:value-type="string">
            <text:p>U+0930</text:p>
          </table:table-cell>
          <table:table-cell office:value-type="string">
            <text:p>DEVANAGARI LETTER RA</text:p>
          </table:table-cell>
          <table:table-cell office:value-type="string">
            <text:p>र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31</text:p>
          </table:table-cell>
          <table:table-cell table:style-name="ce2" office:value-type="string">
            <text:p>DEVANAGARI LETTER RRA</text:p>
          </table:table-cell>
          <table:table-cell table:style-name="ce4" office:value-type="string">
            <text:p>ऱ</text:p>
          </table:table-cell>
          <table:table-cell table:number-columns-repeated="253"/>
        </table:table-row>
        <table:table-row table:style-name="ro1">
          <table:table-cell office:value-type="string">
            <text:p>U+0932</text:p>
          </table:table-cell>
          <table:table-cell office:value-type="string">
            <text:p>DEVANAGARI LETTER LA</text:p>
          </table:table-cell>
          <table:table-cell office:value-type="string">
            <text:p>ल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33</text:p>
          </table:table-cell>
          <table:table-cell table:style-name="ce2" office:value-type="string">
            <text:p>DEVANAGARI LETTER LLA</text:p>
          </table:table-cell>
          <table:table-cell table:style-name="ce4" office:value-type="string">
            <text:p>ळ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34</text:p>
          </table:table-cell>
          <table:table-cell table:style-name="ce2" office:value-type="string">
            <text:p>DEVANAGARI LETTER LLLA</text:p>
          </table:table-cell>
          <table:table-cell table:style-name="ce4" office:value-type="string">
            <text:p>ऴ</text:p>
          </table:table-cell>
          <table:table-cell table:number-columns-repeated="253"/>
        </table:table-row>
        <table:table-row table:style-name="ro2">
          <table:table-cell office:value-type="string">
            <text:p>U+0935</text:p>
          </table:table-cell>
          <table:table-cell office:value-type="string">
            <text:p>DEVANAGARI LETTER VA</text:p>
          </table:table-cell>
          <table:table-cell office:value-type="string">
            <text:p>व</text:p>
          </table:table-cell>
          <table:table-cell table:number-columns-repeated="253"/>
        </table:table-row>
        <table:table-row table:style-name="ro2">
          <table:table-cell office:value-type="string">
            <text:p>U+0936</text:p>
          </table:table-cell>
          <table:table-cell office:value-type="string">
            <text:p>DEVANAGARI LETTER SHA</text:p>
          </table:table-cell>
          <table:table-cell office:value-type="string">
            <text:p>श</text:p>
          </table:table-cell>
          <table:table-cell table:number-columns-repeated="253"/>
        </table:table-row>
        <table:table-row table:style-name="ro2">
          <table:table-cell office:value-type="string">
            <text:p>U+0937</text:p>
          </table:table-cell>
          <table:table-cell office:value-type="string">
            <text:p>DEVANAGARI LETTER SSA</text:p>
          </table:table-cell>
          <table:table-cell office:value-type="string">
            <text:p>ष</text:p>
          </table:table-cell>
          <table:table-cell table:number-columns-repeated="253"/>
        </table:table-row>
        <table:table-row table:style-name="ro1">
          <table:table-cell office:value-type="string">
            <text:p>U+0938</text:p>
          </table:table-cell>
          <table:table-cell office:value-type="string">
            <text:p>DEVANAGARI LETTER SA</text:p>
          </table:table-cell>
          <table:table-cell office:value-type="string">
            <text:p>स</text:p>
          </table:table-cell>
          <table:table-cell table:number-columns-repeated="253"/>
        </table:table-row>
        <table:table-row table:style-name="ro2">
          <table:table-cell office:value-type="string">
            <text:p>U+0939</text:p>
          </table:table-cell>
          <table:table-cell office:value-type="string">
            <text:p>DEVANAGARI LETTER HA</text:p>
          </table:table-cell>
          <table:table-cell office:value-type="string">
            <text:p>ह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3C</text:p>
          </table:table-cell>
          <table:table-cell table:style-name="ce2" office:value-type="string">
            <text:p>DEVANAGARI SIGN NUKTA</text:p>
          </table:table-cell>
          <table:table-cell table:style-name="ce4" office:value-type="string">
            <text:p>़</text:p>
          </table:table-cell>
          <table:table-cell table:number-columns-repeated="253"/>
        </table:table-row>
        <table:table-row table:style-name="ro2">
          <table:table-cell office:value-type="string">
            <text:p>U+093D</text:p>
          </table:table-cell>
          <table:table-cell office:value-type="string">
            <text:p>DEVANAGARI SIGN AVAGRAHA</text:p>
          </table:table-cell>
          <table:table-cell office:value-type="string">
            <text:p>ऽ</text:p>
          </table:table-cell>
          <table:table-cell table:number-columns-repeated="253"/>
        </table:table-row>
        <table:table-row table:style-name="ro1">
          <table:table-cell office:value-type="string">
            <text:p>U+093E</text:p>
          </table:table-cell>
          <table:table-cell office:value-type="string">
            <text:p>DEVANAGARI VOWEL SIGN AA</text:p>
          </table:table-cell>
          <table:table-cell office:value-type="string">
            <text:p>ा</text:p>
          </table:table-cell>
          <table:table-cell table:number-columns-repeated="253"/>
        </table:table-row>
        <table:table-row table:style-name="ro1">
          <table:table-cell office:value-type="string">
            <text:p>U+093F</text:p>
          </table:table-cell>
          <table:table-cell office:value-type="string">
            <text:p>DEVANAGARI VOWEL SIGN I</text:p>
          </table:table-cell>
          <table:table-cell office:value-type="string">
            <text:p>ि</text:p>
          </table:table-cell>
          <table:table-cell table:number-columns-repeated="253"/>
        </table:table-row>
        <table:table-row table:style-name="ro1">
          <table:table-cell office:value-type="string">
            <text:p>U+0940</text:p>
          </table:table-cell>
          <table:table-cell office:value-type="string">
            <text:p>DEVANAGARI VOWEL SIGN II</text:p>
          </table:table-cell>
          <table:table-cell office:value-type="string">
            <text:p>ी</text:p>
          </table:table-cell>
          <table:table-cell table:number-columns-repeated="253"/>
        </table:table-row>
        <table:table-row table:style-name="ro1">
          <table:table-cell office:value-type="string">
            <text:p>U+0941</text:p>
          </table:table-cell>
          <table:table-cell office:value-type="string">
            <text:p>DEVANAGARI VOWEL SIGN U</text:p>
          </table:table-cell>
          <table:table-cell office:value-type="string">
            <text:p>ु</text:p>
          </table:table-cell>
          <table:table-cell table:number-columns-repeated="253"/>
        </table:table-row>
        <table:table-row table:style-name="ro1">
          <table:table-cell office:value-type="string">
            <text:p>U+0942</text:p>
          </table:table-cell>
          <table:table-cell office:value-type="string">
            <text:p>DEVANAGARI VOWEL SIGN UU</text:p>
          </table:table-cell>
          <table:table-cell office:value-type="string">
            <text:p>ू</text:p>
          </table:table-cell>
          <table:table-cell table:number-columns-repeated="253"/>
        </table:table-row>
        <table:table-row table:style-name="ro1">
          <table:table-cell office:value-type="string">
            <text:p>U+0943</text:p>
          </table:table-cell>
          <table:table-cell office:value-type="string">
            <text:p>DEVANAGARI VOWEL SIGN VOCALIC R</text:p>
          </table:table-cell>
          <table:table-cell office:value-type="string">
            <text:p>ृ</text:p>
          </table:table-cell>
          <table:table-cell table:number-columns-repeated="253"/>
        </table:table-row>
        <table:table-row table:style-name="ro1">
          <table:table-cell office:value-type="string">
            <text:p>U+0944</text:p>
          </table:table-cell>
          <table:table-cell office:value-type="string">
            <text:p>DEVANAGARI VOWEL SIGN VOCALIC RR</text:p>
          </table:table-cell>
          <table:table-cell office:value-type="string">
            <text:p>ॄ</text:p>
          </table:table-cell>
          <table:table-cell table:number-columns-repeated="253"/>
        </table:table-row>
        <table:table-row table:style-name="ro1">
          <table:table-cell office:value-type="string">
            <text:p>U+0945</text:p>
          </table:table-cell>
          <table:table-cell office:value-type="string">
            <text:p>DEVANAGARI VOWEL SIGN CANDRA E</text:p>
          </table:table-cell>
          <table:table-cell office:value-type="string">
            <text:p>ॅ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46</text:p>
          </table:table-cell>
          <table:table-cell table:style-name="ce2" office:value-type="string">
            <text:p>DEVANAGARI VOWEL SIGN SHORT E</text:p>
          </table:table-cell>
          <table:table-cell table:style-name="ce4" office:value-type="string">
            <text:p>ॆ</text:p>
          </table:table-cell>
          <table:table-cell table:number-columns-repeated="253"/>
        </table:table-row>
        <table:table-row table:style-name="ro1">
          <table:table-cell office:value-type="string">
            <text:p>U+0947</text:p>
          </table:table-cell>
          <table:table-cell office:value-type="string">
            <text:p>DEVANAGARI VOWEL SIGN E</text:p>
          </table:table-cell>
          <table:table-cell office:value-type="string">
            <text:p>े</text:p>
          </table:table-cell>
          <table:table-cell table:number-columns-repeated="253"/>
        </table:table-row>
        <table:table-row table:style-name="ro1">
          <table:table-cell office:value-type="string">
            <text:p>U+0948</text:p>
          </table:table-cell>
          <table:table-cell office:value-type="string">
            <text:p>DEVANAGARI VOWEL SIGN AI</text:p>
          </table:table-cell>
          <table:table-cell office:value-type="string">
            <text:p>ै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49</text:p>
          </table:table-cell>
          <table:table-cell table:style-name="ce2" office:value-type="string">
            <text:p>DEVANAGARI VOWEL SIGN CANDRA O</text:p>
          </table:table-cell>
          <table:table-cell table:style-name="ce4" office:value-type="string">
            <text:p>ॉ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4A</text:p>
          </table:table-cell>
          <table:table-cell table:style-name="ce2" office:value-type="string">
            <text:p>DEVANAGARI VOWEL SIGN SHORT O</text:p>
          </table:table-cell>
          <table:table-cell table:style-name="ce4" office:value-type="string">
            <text:p>ॊ</text:p>
          </table:table-cell>
          <table:table-cell table:number-columns-repeated="253"/>
        </table:table-row>
        <table:table-row table:style-name="ro1">
          <table:table-cell office:value-type="string">
            <text:p>U+094B</text:p>
          </table:table-cell>
          <table:table-cell office:value-type="string">
            <text:p>DEVANAGARI VOWEL SIGN O</text:p>
          </table:table-cell>
          <table:table-cell office:value-type="string">
            <text:p>ो</text:p>
          </table:table-cell>
          <table:table-cell table:number-columns-repeated="253"/>
        </table:table-row>
        <table:table-row table:style-name="ro1">
          <table:table-cell office:value-type="string">
            <text:p>U+094C</text:p>
          </table:table-cell>
          <table:table-cell office:value-type="string">
            <text:p>DEVANAGARI VOWEL SIGN AU</text:p>
          </table:table-cell>
          <table:table-cell office:value-type="string">
            <text:p>ौ</text:p>
          </table:table-cell>
          <table:table-cell table:number-columns-repeated="253"/>
        </table:table-row>
        <table:table-row table:style-name="ro1">
          <table:table-cell office:value-type="string">
            <text:p>U+094D</text:p>
          </table:table-cell>
          <table:table-cell office:value-type="string">
            <text:p>DEVANAGARI SIGN VIRAMA</text:p>
          </table:table-cell>
          <table:table-cell office:value-type="string">
            <text:p>्</text:p>
          </table:table-cell>
          <table:table-cell table:number-columns-repeated="253"/>
        </table:table-row>
        <table:table-row table:style-name="ro2">
          <table:table-cell office:value-type="string">
            <text:p>U+0950</text:p>
          </table:table-cell>
          <table:table-cell office:value-type="string">
            <text:p>DEVANAGARI OM</text:p>
          </table:table-cell>
          <table:table-cell office:value-type="string">
            <text:p>ॐ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51</text:p>
          </table:table-cell>
          <table:table-cell table:style-name="ce2" office:value-type="string">
            <text:p>DEVANAGARI STRESS SIGN UDATTA</text:p>
          </table:table-cell>
          <table:table-cell table:style-name="ce4" office:value-type="string">
            <text:p>॑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52</text:p>
          </table:table-cell>
          <table:table-cell table:style-name="ce2" office:value-type="string">
            <text:p>DEVANAGARI STRESS SIGN ANUDATTA</text:p>
          </table:table-cell>
          <table:table-cell table:style-name="ce4" office:value-type="string">
            <text:p>॒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53</text:p>
          </table:table-cell>
          <table:table-cell table:style-name="ce2" office:value-type="string">
            <text:p>DEVANAGARI GRAVE ACCENT</text:p>
          </table:table-cell>
          <table:table-cell table:style-name="ce4" office:value-type="string">
            <text:p>॓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54</text:p>
          </table:table-cell>
          <table:table-cell table:style-name="ce2" office:value-type="string">
            <text:p>DEVANAGARI ACUTE ACCENT</text:p>
          </table:table-cell>
          <table:table-cell table:style-name="ce4" office:value-type="string">
            <text:p>॔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8</text:p>
          </table:table-cell>
          <table:table-cell table:style-name="ce2" office:value-type="string">
            <text:p>DEVANAGARI LETTER QA</text:p>
          </table:table-cell>
          <table:table-cell table:style-name="ce4" office:value-type="string">
            <text:p>क़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9</text:p>
          </table:table-cell>
          <table:table-cell table:style-name="ce2" office:value-type="string">
            <text:p>DEVANAGARI LETTER KHHA</text:p>
          </table:table-cell>
          <table:table-cell table:style-name="ce4" office:value-type="string">
            <text:p>ख़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A</text:p>
          </table:table-cell>
          <table:table-cell table:style-name="ce2" office:value-type="string">
            <text:p>DEVANAGARI LETTER GHHA</text:p>
          </table:table-cell>
          <table:table-cell table:style-name="ce4" office:value-type="string">
            <text:p>ग़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B</text:p>
          </table:table-cell>
          <table:table-cell table:style-name="ce2" office:value-type="string">
            <text:p>DEVANAGARI LETTER ZA</text:p>
          </table:table-cell>
          <table:table-cell table:style-name="ce4" office:value-type="string">
            <text:p>ज़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C</text:p>
          </table:table-cell>
          <table:table-cell table:style-name="ce2" office:value-type="string">
            <text:p>DEVANAGARI LETTER DDDHA</text:p>
          </table:table-cell>
          <table:table-cell table:style-name="ce4" office:value-type="string">
            <text:p>ड़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D</text:p>
          </table:table-cell>
          <table:table-cell table:style-name="ce2" office:value-type="string">
            <text:p>DEVANAGARI LETTER RHA</text:p>
          </table:table-cell>
          <table:table-cell table:style-name="ce4" office:value-type="string">
            <text:p>ढ़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E</text:p>
          </table:table-cell>
          <table:table-cell table:style-name="ce2" office:value-type="string">
            <text:p>DEVANAGARI LETTER FA</text:p>
          </table:table-cell>
          <table:table-cell table:style-name="ce4" office:value-type="string">
            <text:p>फ़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5F</text:p>
          </table:table-cell>
          <table:table-cell table:style-name="ce2" office:value-type="string">
            <text:p>DEVANAGARI LETTER YYA</text:p>
          </table:table-cell>
          <table:table-cell table:style-name="ce4" office:value-type="string">
            <text:p>य़</text:p>
          </table:table-cell>
          <table:table-cell table:number-columns-repeated="253"/>
        </table:table-row>
        <table:table-row table:style-name="ro2">
          <table:table-cell office:value-type="string">
            <text:p>U+0960</text:p>
          </table:table-cell>
          <table:table-cell office:value-type="string">
            <text:p>DEVANAGARI LETTER VOCALIC RR</text:p>
          </table:table-cell>
          <table:table-cell office:value-type="string">
            <text:p>ॠ</text:p>
          </table:table-cell>
          <table:table-cell table:number-columns-repeated="253"/>
        </table:table-row>
        <table:table-row table:style-name="ro2">
          <table:table-cell office:value-type="string">
            <text:p>U+0961</text:p>
          </table:table-cell>
          <table:table-cell office:value-type="string">
            <text:p>DEVANAGARI LETTER VOCALIC LL</text:p>
          </table:table-cell>
          <table:table-cell office:value-type="string">
            <text:p>ॡ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62</text:p>
          </table:table-cell>
          <table:table-cell table:style-name="ce2" office:value-type="string">
            <text:p>DEVANAGARI VOWEL SIGN VOCALIC L</text:p>
          </table:table-cell>
          <table:table-cell table:style-name="ce4" office:value-type="string">
            <text:p>ॢ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63</text:p>
          </table:table-cell>
          <table:table-cell table:style-name="ce2" office:value-type="string">
            <text:p>DEVANAGARI VOWEL SIGN VOCALIC LL</text:p>
          </table:table-cell>
          <table:table-cell table:style-name="ce4" office:value-type="string">
            <text:p>ॣ</text:p>
          </table:table-cell>
          <table:table-cell table:number-columns-repeated="253"/>
        </table:table-row>
        <table:table-row table:style-name="ro1">
          <table:table-cell office:value-type="string">
            <text:p>U+0964</text:p>
          </table:table-cell>
          <table:table-cell office:value-type="string">
            <text:p>DEVANAGARI DANDA</text:p>
          </table:table-cell>
          <table:table-cell office:value-type="string">
            <text:p>।</text:p>
          </table:table-cell>
          <table:table-cell table:number-columns-repeated="253"/>
        </table:table-row>
        <table:table-row table:style-name="ro1">
          <table:table-cell office:value-type="string">
            <text:p>U+0965</text:p>
          </table:table-cell>
          <table:table-cell office:value-type="string">
            <text:p>DEVANAGARI DOUBLE DANDA</text:p>
          </table:table-cell>
          <table:table-cell office:value-type="string">
            <text:p>॥</text:p>
          </table:table-cell>
          <table:table-cell table:number-columns-repeated="253"/>
        </table:table-row>
        <table:table-row table:style-name="ro1">
          <table:table-cell office:value-type="string">
            <text:p>U+0966</text:p>
          </table:table-cell>
          <table:table-cell office:value-type="string">
            <text:p>DEVANAGARI DIGIT ZERO</text:p>
          </table:table-cell>
          <table:table-cell office:value-type="string">
            <text:p>०</text:p>
          </table:table-cell>
          <table:table-cell table:number-columns-repeated="253"/>
        </table:table-row>
        <table:table-row table:style-name="ro1">
          <table:table-cell office:value-type="string">
            <text:p>U+0967</text:p>
          </table:table-cell>
          <table:table-cell office:value-type="string">
            <text:p>DEVANAGARI DIGIT ONE</text:p>
          </table:table-cell>
          <table:table-cell office:value-type="string">
            <text:p>१</text:p>
          </table:table-cell>
          <table:table-cell table:number-columns-repeated="253"/>
        </table:table-row>
        <table:table-row table:style-name="ro1">
          <table:table-cell office:value-type="string">
            <text:p>U+0968</text:p>
          </table:table-cell>
          <table:table-cell office:value-type="string">
            <text:p>DEVANAGARI DIGIT TWO</text:p>
          </table:table-cell>
          <table:table-cell office:value-type="string">
            <text:p>२</text:p>
          </table:table-cell>
          <table:table-cell table:number-columns-repeated="253"/>
        </table:table-row>
        <table:table-row table:style-name="ro1">
          <table:table-cell office:value-type="string">
            <text:p>U+0969</text:p>
          </table:table-cell>
          <table:table-cell office:value-type="string">
            <text:p>DEVANAGARI DIGIT THREE</text:p>
          </table:table-cell>
          <table:table-cell office:value-type="string">
            <text:p>३</text:p>
          </table:table-cell>
          <table:table-cell table:number-columns-repeated="253"/>
        </table:table-row>
        <table:table-row table:style-name="ro1">
          <table:table-cell office:value-type="string">
            <text:p>U+096A</text:p>
          </table:table-cell>
          <table:table-cell office:value-type="string">
            <text:p>DEVANAGARI DIGIT FOUR</text:p>
          </table:table-cell>
          <table:table-cell office:value-type="string">
            <text:p>४</text:p>
          </table:table-cell>
          <table:table-cell table:number-columns-repeated="253"/>
        </table:table-row>
        <table:table-row table:style-name="ro1">
          <table:table-cell office:value-type="string">
            <text:p>U+096B</text:p>
          </table:table-cell>
          <table:table-cell office:value-type="string">
            <text:p>DEVANAGARI DIGIT FIVE</text:p>
          </table:table-cell>
          <table:table-cell office:value-type="string">
            <text:p>५</text:p>
          </table:table-cell>
          <table:table-cell table:number-columns-repeated="253"/>
        </table:table-row>
        <table:table-row table:style-name="ro1">
          <table:table-cell office:value-type="string">
            <text:p>U+096C</text:p>
          </table:table-cell>
          <table:table-cell office:value-type="string">
            <text:p>DEVANAGARI DIGIT SIX</text:p>
          </table:table-cell>
          <table:table-cell office:value-type="string">
            <text:p>६</text:p>
          </table:table-cell>
          <table:table-cell table:number-columns-repeated="253"/>
        </table:table-row>
        <table:table-row table:style-name="ro1">
          <table:table-cell office:value-type="string">
            <text:p>U+096D</text:p>
          </table:table-cell>
          <table:table-cell office:value-type="string">
            <text:p>DEVANAGARI DIGIT SEVEN</text:p>
          </table:table-cell>
          <table:table-cell office:value-type="string">
            <text:p>७</text:p>
          </table:table-cell>
          <table:table-cell table:number-columns-repeated="253"/>
        </table:table-row>
        <table:table-row table:style-name="ro1">
          <table:table-cell office:value-type="string">
            <text:p>U+096E</text:p>
          </table:table-cell>
          <table:table-cell office:value-type="string">
            <text:p>DEVANAGARI DIGIT EIGHT</text:p>
          </table:table-cell>
          <table:table-cell office:value-type="string">
            <text:p>८</text:p>
          </table:table-cell>
          <table:table-cell table:number-columns-repeated="253"/>
        </table:table-row>
        <table:table-row table:style-name="ro1">
          <table:table-cell office:value-type="string">
            <text:p>U+096F</text:p>
          </table:table-cell>
          <table:table-cell office:value-type="string">
            <text:p>DEVANAGARI DIGIT NINE</text:p>
          </table:table-cell>
          <table:table-cell office:value-type="string">
            <text:p>९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70</text:p>
          </table:table-cell>
          <table:table-cell table:style-name="ce2" office:value-type="string">
            <text:p>DEVANAGARI ABBREVIATION SIGN</text:p>
          </table:table-cell>
          <table:table-cell table:style-name="ce4" office:value-type="string">
            <text:p>॰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71</text:p>
          </table:table-cell>
          <table:table-cell table:style-name="ce2" office:value-type="string">
            <text:p>DEVANAGARI SIGN HIGH SPACING DOT</text:p>
          </table:table-cell>
          <table:table-cell table:style-name="ce4" office:value-type="string">
            <text:p>ॱ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+0972</text:p>
          </table:table-cell>
          <table:table-cell table:style-name="ce2" office:value-type="string">
            <text:p>DEVANAGARI LETTER CANDRA A</text:p>
          </table:table-cell>
          <table:table-cell table:style-name="ce4" office:value-type="string">
            <text:p>ॲ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7B</text:p>
          </table:table-cell>
          <table:table-cell table:style-name="ce2" office:value-type="string">
            <text:p>DEVANAGARI LETTER GGA</text:p>
          </table:table-cell>
          <table:table-cell table:style-name="ce4" office:value-type="string">
            <text:p>ॻ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7C</text:p>
          </table:table-cell>
          <table:table-cell table:style-name="ce2" office:value-type="string">
            <text:p>DEVANAGARI LETTER JJA</text:p>
          </table:table-cell>
          <table:table-cell table:style-name="ce4" office:value-type="string">
            <text:p>ॼ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7D</text:p>
          </table:table-cell>
          <table:table-cell table:style-name="ce2" office:value-type="string">
            <text:p>DEVANAGARI LETTER GLOTTAL STOP</text:p>
          </table:table-cell>
          <table:table-cell table:style-name="ce4" office:value-type="string">
            <text:p>ॽ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7E</text:p>
          </table:table-cell>
          <table:table-cell table:style-name="ce2" office:value-type="string">
            <text:p>DEVANAGARI LETTER DDDA</text:p>
          </table:table-cell>
          <table:table-cell table:style-name="ce4" office:value-type="string">
            <text:p>ॾ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U+097F</text:p>
          </table:table-cell>
          <table:table-cell table:style-name="ce2" office:value-type="string">
            <text:p>DEVANAGARI LETTER BBA</text:p>
          </table:table-cell>
          <table:table-cell table:style-name="ce4" office:value-type="string">
            <text:p>ॿ</text:p>
          </table:table-cell>
          <table:table-cell table:number-columns-repeated="253"/>
        </table:table-row>
        <table:table-row table:style-name="ro1" table:number-rows-repeated="654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05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wala User</meta:initial-creator>
    <meta:creation-date>2009-01-07T05:20:27</meta:creation-date>
    <dc:creator>jwala User</dc:creator>
    <dc:date>2009-01-07T05:27:33</dc:date>
    <meta:editing-cycles>1</meta:editing-cycles>
    <meta:editing-duration>PT7M7S</meta:editing-duration>
    <meta:user-defined meta:name="Info 1"/>
    <meta:user-defined meta:name="Info 2"/>
    <meta:user-defined meta:name="Info 3"/>
    <meta:user-defined meta:name="Info 4"/>
    <meta:document-statistic meta:table-count="3" meta:cell-count="339"/>
  </office:meta>
</office:document-meta>
</file>